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arial" svg:font-family="arial, sans, sans-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5.662cm" style:rel-column-width="3210*"/>
    </style:style>
    <style:style style:name="Table1.B" style:family="table-column">
      <style:table-column-properties style:column-width="13.339cm" style:rel-column-width="7562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Text_20_body">
      <style:text-properties style:font-name="Cambria" fo:font-weight="bold" style:font-name-asian="Times New Roman2" style:font-weight-asian="bold" style:font-name-complex="Times New Roman2" style:font-weight-complex="bold"/>
    </style:style>
    <style:style style:name="P7" style:family="paragraph" style:parent-style-name="Text_20_body" style:list-style-name="L1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8" style:family="paragraph" style:parent-style-name="Heading_20_1">
      <style:text-properties style:font-name="Cambria" fo:language="ru" fo:country="RU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951cm" svg:height="0.85cm" draw:z-index="0"><draw:image xlink:href="../images/0135.png" xlink:type="simple" xlink:show="embed" xlink:actuate="onLoad"/></draw:frame></text:p>
          </table:table-cell>
          <table:table-cell table:style-name="Table1.B1" office:value-type="string">
            <text:h text:style-name="P8" text:outline-level="1">Контроль версии модели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5.211cm" svg:height="1.799cm" draw:z-index="1"><draw:image xlink:href="../images/0135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<text:span text:style-name="T3">&lt;страница справки в разработке&gt;</text:span> 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arial" svg:font-family="arial, sans, sans-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онтроль версии модели</dc:title>
    <dc:date>2014-12-11T18:16:47.09</dc:date>
    <meta:generator>OpenOffice/4.1.1$Win32 OpenOffice.org_project/411m6$Build-9775</meta:generator>
    <meta:editing-duration>PT7H34M37S</meta:editing-duration>
    <meta:editing-cycles>154</meta:editing-cycles>
    <meta:document-statistic meta:table-count="1" meta:image-count="2" meta:object-count="0" meta:page-count="1" meta:paragraph-count="6" meta:word-count="11" meta:character-count="73"/>
    <meta:user-defined meta:name="Поле 1"/>
    <meta:user-defined meta:name="Поле 2"/>
    <meta:user-defined meta:name="Поле 3"/>
    <meta:user-defined meta:name="Поле 4"/>
  </office:meta>
</office:document-meta>
</file>